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10.926cm"/>
    </style:style>
    <style:style style:name="co4" style:family="table-column">
      <style:table-column-properties fo:break-before="auto" style:column-width="11.756cm"/>
    </style:style>
    <style:style style:name="co5" style:family="table-column">
      <style:table-column-properties fo:break-before="auto" style:column-width="3.055cm"/>
    </style:style>
    <style:style style:name="co6" style:family="table-column">
      <style:table-column-properties fo:break-before="auto" style:column-width="3.819cm"/>
    </style:style>
    <style:style style:name="co7" style:family="table-column">
      <style:table-column-properties fo:break-before="auto" style:column-width="4.681cm"/>
    </style:style>
    <style:style style:name="co8" style:family="table-column">
      <style:table-column-properties fo:break-before="auto" style:column-width="10.493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66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templateForTes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>
            <text:p>Test Environment</text:p>
          </table:table-cell>
          <table:table-cell table:number-columns-repeated="8"/>
        </table:table-row>
        <table:table-row table:style-name="ro2">
          <table:table-cell office:value-type="string">
            <text:p>Date</text:p>
          </table:table-cell>
          <table:table-cell table:number-columns-repeated="8"/>
        </table:table-row>
        <table:table-row table:style-name="ro2">
          <table:table-cell office:value-type="string">
            <text:p>Testers</text:p>
          </table:table-cell>
          <table:table-cell table:number-columns-repeated="8"/>
        </table:table-row>
        <table:table-row table:style-name="ro2">
          <table:table-cell office:value-type="string">
            <text:p>Build Version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MODULE</text:p>
          </table:table-cell>
          <table:table-cell office:value-type="string">
            <text:p>FUNCTION / PAGE / TAB</text:p>
          </table:table-cell>
          <table:table-cell office:value-type="string">
            <text:p>Actions</text:p>
          </table:table-cell>
          <table:table-cell office:value-type="string">
            <text:p>Expected Result</text:p>
          </table:table-cell>
          <table:table-cell office:value-type="string">
            <text:p>Is it as Expected? <text:s/>(Y, N, Almost)</text:p>
          </table:table-cell>
          <table:table-cell office:value-type="string">
            <text:p>JIRA issue required? (provide URL to issue)</text:p>
          </table:table-cell>
          <table:table-cell office:value-type="string">
            <text:p>Level of Urgency(blocker, critical, major, minor, trivial)</text:p>
          </table:table-cell>
          <table:table-cell office:value-type="string">
            <text:p>comments/description ( just copy paste from JIRA is fine)</text:p>
          </table:table-cell>
          <table:table-cell/>
        </table:table-row>
        <table:table-row table:style-name="ro2">
          <table:table-cell office:value-type="string">
            <text:p>Login / Security</text:p>
          </table:table-cell>
          <table:table-cell office:value-type="string">
            <text:p>Login Page – non-aaf version</text:p>
          </table:table-cell>
          <table:table-cell office:value-type="string">
            <text:p>go to logon page for this environment</text:p>
          </table:table-cell>
          <table:table-cell office:value-type="string">
            <text:p>user, password availbl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vide Invalid login credential</text:p>
          </table:table-cell>
          <table:table-cell office:value-type="string">
            <text:p>Error message, user not loggedin, back to login pag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vide valid login credential</text:p>
          </table:table-cell>
          <table:table-cell office:value-type="string">
            <text:p>Logs into app, goes to study selection page</text:p>
          </table:table-cell>
          <table:table-cell table:number-columns-repeated="5"/>
        </table:table-row>
        <table:table-row table:style-name="ro3" table:number-rows-repeated="104856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8Feb13-TestRun" table:style-name="ta1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2-28T10:38:10</meta:creation-date>
    <dc:date>2013-02-28T10:56:00</dc:date>
    <dc:creator>travis </dc:creator>
    <meta:editing-duration>PT2M57S</meta:editing-duration>
    <meta:editing-cycles>2</meta:editing-cycles>
    <meta:generator>LibreOffice/3.5$Linux_x86 LibreOffice_project/350m1$Build-2</meta:generator>
    <meta:document-statistic meta:table-count="3" meta:cell-count="20" meta:object-count="0"/>
  </office:meta>
</office:document-meta>
</file>